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99cm" fo:break-before="auto" style:use-optimal-row-height="true"/>
    </style:style>
    <style:style style:name="ro2" style:family="table-row">
      <style:table-row-properties style:row-height="0.4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Heading" office:value-type="string">
            <text:p>Connector 22: Thirteen-pin plug – Instrument panel warning lights</text:p>
          </table:table-cell>
          <table:table-cell table:number-columns-repeated="2"/>
        </table:table-row>
        <table:table-row table:style-name="ro2">
          <table:table-cell table:style-name="ce1" office:value-type="string">
            <text:p>Pin</text:p>
          </table:table-cell>
          <table:table-cell table:style-name="ce1" office:value-type="string">
            <text:p>Colour</text:p>
          </table:table-cell>
          <table:table-cell table:style-name="ce1" office:value-type="string">
            <text:p>Destinatio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G</text:p>
          </table:table-cell>
          <table:table-cell office:value-type="string">
            <text:p>Engine oil pressure switch → Groun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R</text:p>
          </table:table-cell>
          <table:table-cell office:value-type="string">
            <text:p>Switch – Differential lock engage → Ground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string">
            <text:p>--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GR</text:p>
          </table:table-cell>
          <table:table-cell office:value-type="string">
            <text:p>Warning light dimmer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string">
            <text:p>--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string">
            <text:p>IPTO Switch → Ground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GN</text:p>
          </table:table-cell>
          <table:table-cell office:value-type="string">
            <text:p>Switch – Hydraulic filter pressure &amp; temperature → Groun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NB</text:p>
          </table:table-cell>
          <table:table-cell office:value-type="string">
            <text:p>Alternator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GP</text:p>
          </table:table-cell>
          <table:table-cell office:value-type="string">
            <text:p>Dimmer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office:value-type="string">
            <text:p>Dimmer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LtU</text:p>
          </table:table-cell>
          <table:table-cell office:value-type="string">
            <text:p>Switch – Air filter → Ground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GW</text:p>
          </table:table-cell>
          <table:table-cell office:value-type="string">
            <text:p>Switch – Parking brake → Ground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string">
            <text:p>--</text:p>
          </table:table-cell>
        </table:table-row>
        <table:table-row table:style-name="ro3"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 style:vertical-justify="auto"/>
      <style:paragraph-properties fo:text-align="start" css3t:text-justify="auto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01:12:29</meta:creation-date>
    <dc:date>2015-06-18T02:49:36</dc:date>
    <meta:editing-duration>P2DT1H19M16S</meta:editing-duration>
    <meta:editing-cycles>2</meta:editing-cycles>
    <meta:generator>LibreOffice/3.5$Linux_X86_64 LibreOffice_project/350m1$Build-2</meta:generator>
    <meta:document-statistic meta:table-count="3" meta:cell-count="43" meta:object-count="0"/>
  </office:meta>
</office:document-meta>
</file>